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12" table:default-cell-style-name="Default"/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4"/>
          <table:table-cell office:value-type="float" office:value="33.76">
            <text:p>33,76</text:p>
          </table:table-cell>
          <table:table-cell office:value-type="float" office:value="19826">
            <text:p>19826</text:p>
          </table:table-cell>
          <table:table-cell/>
          <table:table-cell table:formula="of:=[.E15]/[.F15]*1000" office:value-type="float" office:value="1.70281448602845">
            <text:p>1,7028144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7">
            <text:p>0,57</text:p>
          </table:table-cell>
          <table:table-cell office:value-type="float" office:value="3595">
            <text:p>3595</text:p>
          </table:table-cell>
          <table:table-cell/>
          <table:table-cell table:formula="of:=[.E16]/[.F16]*1000" office:value-type="float" office:value="0.15855354659249">
            <text:p>0,1585535466</text:p>
          </table:table-cell>
          <table:table-cell table:number-columns-repeated="3"/>
          <table:table-cell>
            <draw:frame table:end-cell-address="Arkusz1.S36" table:end-x="0.279cm" table:end-y="0.026cm" draw:z-index="0" draw:style-name="gr1" draw:text-style-name="P1" svg:width="16.002cm" svg:height="8.978cm" svg:x="0.084cm" svg:y="0.08cm">
              <draw:object draw:notify-on-update-of-ranges="Arkusz1.H15:Arkusz1.H1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float" office:value="1.35">
            <text:p>1,35</text:p>
          </table:table-cell>
          <table:table-cell office:value-type="float" office:value="5790">
            <text:p>5790</text:p>
          </table:table-cell>
          <table:table-cell/>
          <table:table-cell table:formula="of:=[.E17]/[.F17]*1000" office:value-type="float" office:value="0.233160621761658">
            <text:p>0,23316062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8">
            <text:p>0,78</text:p>
          </table:table-cell>
          <table:table-cell office:value-type="float" office:value="4453">
            <text:p>4453</text:p>
          </table:table-cell>
          <table:table-cell/>
          <table:table-cell table:formula="of:=[.E18]/[.F18]*1000" office:value-type="float" office:value="0.175162811587694">
            <text:p>0,17516281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8">
            <text:p>0,48</text:p>
          </table:table-cell>
          <table:table-cell office:value-type="float" office:value="3393">
            <text:p>3393</text:p>
          </table:table-cell>
          <table:table-cell/>
          <table:table-cell table:formula="of:=[.E19]/[.F19]*1000" office:value-type="float" office:value="0.141467727674624">
            <text:p>0,141467727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6">
            <text:p>0,76</text:p>
          </table:table-cell>
          <table:table-cell office:value-type="float" office:value="4313">
            <text:p>4313</text:p>
          </table:table-cell>
          <table:table-cell/>
          <table:table-cell table:formula="of:=[.E20]/[.F20]*1000" office:value-type="float" office:value="0.176211453744493">
            <text:p>0,17621145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>
            <text:p>0,89</text:p>
          </table:table-cell>
          <table:table-cell office:value-type="float" office:value="4856">
            <text:p>4856</text:p>
          </table:table-cell>
          <table:table-cell/>
          <table:table-cell table:formula="of:=[.E21]/[.F21]*1000" office:value-type="float" office:value="0.1832784184514">
            <text:p>0,183278418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">
            <text:p>0,45</text:p>
          </table:table-cell>
          <table:table-cell office:value-type="float" office:value="3189">
            <text:p>3189</text:p>
          </table:table-cell>
          <table:table-cell/>
          <table:table-cell table:formula="of:=[.E22]/[.F22]*1000" office:value-type="float" office:value="0.141110065851364">
            <text:p>0,141110065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4">
            <text:p>2,14</text:p>
          </table:table-cell>
          <table:table-cell office:value-type="float" office:value="7234">
            <text:p>7234</text:p>
          </table:table-cell>
          <table:table-cell/>
          <table:table-cell table:formula="of:=[.E23]/[.F23]*1000" office:value-type="float" office:value="0.295825269560409">
            <text:p>0,29582526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7">
            <text:p>0,7</text:p>
          </table:table-cell>
          <table:table-cell office:value-type="float" office:value="4346">
            <text:p>4346</text:p>
          </table:table-cell>
          <table:table-cell/>
          <table:table-cell table:formula="of:=[.E24]/[.F24]*1000" office:value-type="float" office:value="0.161067648412333">
            <text:p>0,161067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2">
            <text:p>1,12</text:p>
          </table:table-cell>
          <table:table-cell office:value-type="float" office:value="5193">
            <text:p>5193</text:p>
          </table:table-cell>
          <table:table-cell/>
          <table:table-cell table:formula="of:=[.E25]/[.F25]*1000" office:value-type="float" office:value="0.215674947044098">
            <text:p>0,2156749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3">
            <text:p>1,23</text:p>
          </table:table-cell>
          <table:table-cell office:value-type="float" office:value="5691">
            <text:p>5691</text:p>
          </table:table-cell>
          <table:table-cell/>
          <table:table-cell table:formula="of:=[.E26]/[.F26]*1000" office:value-type="float" office:value="0.216130732735899">
            <text:p>0,2161307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1">
            <text:p>0,31</text:p>
          </table:table-cell>
          <table:table-cell office:value-type="float" office:value="2570">
            <text:p>2570</text:p>
          </table:table-cell>
          <table:table-cell/>
          <table:table-cell table:formula="of:=[.E27]/[.F27]*1000" office:value-type="float" office:value="0.120622568093385">
            <text:p>0,12062256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4">
            <text:p>1,04</text:p>
          </table:table-cell>
          <table:table-cell office:value-type="float" office:value="5154">
            <text:p>5154</text:p>
          </table:table-cell>
          <table:table-cell/>
          <table:table-cell table:formula="of:=[.E28]/[.F28]*1000" office:value-type="float" office:value="0.201785021342646">
            <text:p>0,201785021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6">
            <text:p>1,26</text:p>
          </table:table-cell>
          <table:table-cell office:value-type="float" office:value="5698">
            <text:p>5698</text:p>
          </table:table-cell>
          <table:table-cell/>
          <table:table-cell table:formula="of:=[.E29]/[.F29]*1000" office:value-type="float" office:value="0.221130221130221">
            <text:p>0,22113022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1">
            <text:p>0,21</text:p>
          </table:table-cell>
          <table:table-cell office:value-type="float" office:value="2203">
            <text:p>2203</text:p>
          </table:table-cell>
          <table:table-cell/>
          <table:table-cell table:formula="of:=[.E30]/[.F30]*1000" office:value-type="float" office:value="0.0953245574216977">
            <text:p>0,095324557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04">
            <text:p>3,04</text:p>
          </table:table-cell>
          <table:table-cell office:value-type="float" office:value="8716">
            <text:p>8716</text:p>
          </table:table-cell>
          <table:table-cell/>
          <table:table-cell table:formula="of:=[.E31]/[.F31]*1000" office:value-type="float" office:value="0.348783845800826">
            <text:p>0,34878384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">
            <text:p>1,7</text:p>
          </table:table-cell>
          <table:table-cell office:value-type="float" office:value="6454">
            <text:p>6454</text:p>
          </table:table-cell>
          <table:table-cell/>
          <table:table-cell table:formula="of:=[.E32]/[.F32]*1000" office:value-type="float" office:value="0.263402541059808">
            <text:p>0,2634025411</text:p>
          </table:table-cell>
          <table:table-cell table:number-columns-repeated="4"/>
        </table:table-row>
        <table:table-row table:style-name="ro1">
          <table:table-cell office:value-type="string">
            <text:p>Interface Opt general</text:p>
          </table:table-cell>
          <table:table-cell table:number-columns-repeated="3"/>
          <table:table-cell office:value-type="float" office:value="0.9">
            <text:p>0,9</text:p>
          </table:table-cell>
          <table:table-cell office:value-type="float" office:value="5370">
            <text:p>5370</text:p>
          </table:table-cell>
          <table:table-cell/>
          <table:table-cell table:formula="of:=[.E33]/[.F33]*1000" office:value-type="float" office:value="0.167597765363128">
            <text:p>0,167597765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9">
            <text:p>0,9</text:p>
          </table:table-cell>
          <table:table-cell office:value-type="float" office:value="5334">
            <text:p>5334</text:p>
          </table:table-cell>
          <table:table-cell/>
          <table:table-cell table:formula="of:=[.E34]/[.F34]*1000" office:value-type="float" office:value="0.168728908886389">
            <text:p>0,16872890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9">
            <text:p>1,29</text:p>
          </table:table-cell>
          <table:table-cell office:value-type="float" office:value="6434">
            <text:p>6434</text:p>
          </table:table-cell>
          <table:table-cell/>
          <table:table-cell table:formula="of:=[.E35]/[.F35]*1000" office:value-type="float" office:value="0.200497357786758">
            <text:p>0,20049735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5">
            <text:p>1,25</text:p>
          </table:table-cell>
          <table:table-cell office:value-type="float" office:value="6181">
            <text:p>6181</text:p>
          </table:table-cell>
          <table:table-cell/>
          <table:table-cell table:formula="of:=[.E36]/[.F36]*1000" office:value-type="float" office:value="0.202232648438764">
            <text:p>0,2022326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1">
            <text:p>0,51</text:p>
          </table:table-cell>
          <table:table-cell office:value-type="float" office:value="4168">
            <text:p>4168</text:p>
          </table:table-cell>
          <table:table-cell/>
          <table:table-cell table:formula="of:=[.E37]/[.F37]*1000" office:value-type="float" office:value="0.12236084452975">
            <text:p>0,12236084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87">
            <text:p>4,87</text:p>
          </table:table-cell>
          <table:table-cell office:value-type="float" office:value="11200">
            <text:p>11200</text:p>
          </table:table-cell>
          <table:table-cell/>
          <table:table-cell table:formula="of:=[.E38]/[.F38]*1000" office:value-type="float" office:value="0.434821428571429">
            <text:p>0,43482142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6">
            <text:p>0,86</text:p>
          </table:table-cell>
          <table:table-cell office:value-type="float" office:value="5044">
            <text:p>5044</text:p>
          </table:table-cell>
          <table:table-cell/>
          <table:table-cell table:formula="of:=[.E39]/[.F39]*1000" office:value-type="float" office:value="0.170499603489294">
            <text:p>0,170499603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73">
            <text:p>1,73</text:p>
          </table:table-cell>
          <table:table-cell office:value-type="float" office:value="6969">
            <text:p>6969</text:p>
          </table:table-cell>
          <table:table-cell/>
          <table:table-cell table:formula="of:=[.E40]/[.F40]*1000" office:value-type="float" office:value="0.2482422155259">
            <text:p>0,24824221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">
            <text:p>0,4</text:p>
          </table:table-cell>
          <table:table-cell office:value-type="float" office:value="3499">
            <text:p>3499</text:p>
          </table:table-cell>
          <table:table-cell/>
          <table:table-cell table:formula="of:=[.E41]/[.F41]*1000" office:value-type="float" office:value="0.114318376679051">
            <text:p>0,11431837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.54">
            <text:p>3,54</text:p>
          </table:table-cell>
          <table:table-cell office:value-type="float" office:value="10078">
            <text:p>10078</text:p>
          </table:table-cell>
          <table:table-cell/>
          <table:table-cell table:formula="of:=[.E42]/[.F42]*1000" office:value-type="float" office:value="0.351260170668783">
            <text:p>0,35126017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2">
            <text:p>1,12</text:p>
          </table:table-cell>
          <table:table-cell office:value-type="float" office:value="5834">
            <text:p>5834</text:p>
          </table:table-cell>
          <table:table-cell/>
          <table:table-cell table:formula="of:=[.E43]/[.F43]*1000" office:value-type="float" office:value="0.191978059650326">
            <text:p>0,1919780597</text:p>
          </table:table-cell>
          <table:table-cell table:number-columns-repeated="4"/>
        </table:table-row>
        <table:table-row table:style-name="ro1">
          <table:table-cell office:value-type="string">
            <text:p>Spouse death opt</text:p>
          </table:table-cell>
          <table:table-cell table:number-columns-repeated="3"/>
          <table:table-cell office:value-type="float" office:value="1.2">
            <text:p>1,2</text:p>
          </table:table-cell>
          <table:table-cell office:value-type="float" office:value="7252">
            <text:p>7252</text:p>
          </table:table-cell>
          <table:table-cell/>
          <table:table-cell table:formula="of:=[.E44]/[.F44]*1000" office:value-type="float" office:value="0.165471594043023">
            <text:p>0,16547159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3476">
            <text:p>3476</text:p>
          </table:table-cell>
          <table:table-cell/>
          <table:table-cell table:formula="of:=[.E45]/[.F45]*1000" office:value-type="float" office:value="0.0747986191024166">
            <text:p>0,074798619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3">
            <text:p>1,83</text:p>
          </table:table-cell>
          <table:table-cell office:value-type="float" office:value="8517">
            <text:p>8517</text:p>
          </table:table-cell>
          <table:table-cell/>
          <table:table-cell table:formula="of:=[.E46]/[.F46]*1000" office:value-type="float" office:value="0.21486438886932">
            <text:p>0,21486438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8">
            <text:p>0,58</text:p>
          </table:table-cell>
          <table:table-cell office:value-type="float" office:value="5216">
            <text:p>5216</text:p>
          </table:table-cell>
          <table:table-cell/>
          <table:table-cell table:formula="of:=[.E47]/[.F47]*1000" office:value-type="float" office:value="0.111196319018405">
            <text:p>0,11119631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6">
            <text:p>0,16</text:p>
          </table:table-cell>
          <table:table-cell office:value-type="float" office:value="2430">
            <text:p>2430</text:p>
          </table:table-cell>
          <table:table-cell/>
          <table:table-cell table:formula="of:=[.E48]/[.F48]*1000" office:value-type="float" office:value="0.065843621399177">
            <text:p>0,06584362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8">
            <text:p>0,18</text:p>
          </table:table-cell>
          <table:table-cell office:value-type="float" office:value="2728">
            <text:p>2728</text:p>
          </table:table-cell>
          <table:table-cell/>
          <table:table-cell table:formula="of:=[.E49]/[.F49]*1000" office:value-type="float" office:value="0.0659824046920821">
            <text:p>0,06598240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5">
            <text:p>0,25</text:p>
          </table:table-cell>
          <table:table-cell office:value-type="float" office:value="3219">
            <text:p>3219</text:p>
          </table:table-cell>
          <table:table-cell/>
          <table:table-cell table:formula="of:=[.E50]/[.F50]*1000" office:value-type="float" office:value="0.077663870767319">
            <text:p>0,077663870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9">
            <text:p>0,89</text:p>
          </table:table-cell>
          <table:table-cell office:value-type="float" office:value="6081">
            <text:p>6081</text:p>
          </table:table-cell>
          <table:table-cell/>
          <table:table-cell table:formula="of:=[.E51]/[.F51]*1000" office:value-type="float" office:value="0.146357506988982">
            <text:p>0,14635750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9">
            <text:p>2,9</text:p>
          </table:table-cell>
          <table:table-cell office:value-type="float" office:value="10653">
            <text:p>10653</text:p>
          </table:table-cell>
          <table:table-cell/>
          <table:table-cell table:formula="of:=[.E52]/[.F52]*1000" office:value-type="float" office:value="0.272223786726744">
            <text:p>0,27222378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6">
            <text:p>16</text:p>
          </table:table-cell>
          <table:table-cell office:value-type="float" office:value="19460">
            <text:p>19460</text:p>
          </table:table-cell>
          <table:table-cell/>
          <table:table-cell table:formula="of:=[.E53]/[.F53]*1000" office:value-type="float" office:value="0.822199383350463">
            <text:p>0,82219938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3">
            <text:p>2,73</text:p>
          </table:table-cell>
          <table:table-cell office:value-type="float" office:value="10421">
            <text:p>10421</text:p>
          </table:table-cell>
          <table:table-cell/>
          <table:table-cell table:formula="of:=[.E54]/[.F54]*1000" office:value-type="float" office:value="0.261971020055657">
            <text:p>0,26197102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3405">
            <text:p>3405</text:p>
          </table:table-cell>
          <table:table-cell/>
          <table:table-cell table:formula="of:=[.E55]/[.F55]*1000" office:value-type="float" office:value="0.0763582966226138">
            <text:p>0,07635829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3">
            <text:p>0,53</text:p>
          </table:table-cell>
          <table:table-cell office:value-type="float" office:value="5106">
            <text:p>5106</text:p>
          </table:table-cell>
          <table:table-cell/>
          <table:table-cell table:formula="of:=[.E56]/[.F56]*1000" office:value-type="float" office:value="0.103799451625539">
            <text:p>0,1037994516</text:p>
          </table:table-cell>
          <table:table-cell table:number-columns-repeated="4"/>
        </table:table-row>
        <table:table-row table:style-name="ro1">
          <table:table-cell office:value-type="string">
            <text:p>Interface Opt in births and spousematchmaking</text:p>
          </table:table-cell>
          <table:table-cell table:number-columns-repeated="3"/>
          <table:table-cell office:value-type="float" office:value="0.15">
            <text:p>0,15</text:p>
          </table:table-cell>
          <table:table-cell office:value-type="float" office:value="2777">
            <text:p>2777</text:p>
          </table:table-cell>
          <table:table-cell/>
          <table:table-cell table:formula="of:=[.E57]/[.F57]*1000" office:value-type="float" office:value="0.0540151242347857">
            <text:p>0,054015124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3">
            <text:p>0,33</text:p>
          </table:table-cell>
          <table:table-cell office:value-type="float" office:value="3847">
            <text:p>3847</text:p>
          </table:table-cell>
          <table:table-cell/>
          <table:table-cell table:formula="of:=[.E58]/[.F58]*1000" office:value-type="float" office:value="0.0857811281518066">
            <text:p>0,085781128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48">
            <text:p>1,48</text:p>
          </table:table-cell>
          <table:table-cell office:value-type="float" office:value="8878">
            <text:p>8878</text:p>
          </table:table-cell>
          <table:table-cell/>
          <table:table-cell table:formula="of:=[.E59]/[.F59]*1000" office:value-type="float" office:value="0.166704212660509">
            <text:p>0,16670421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46">
            <text:p>4,46</text:p>
          </table:table-cell>
          <table:table-cell office:value-type="float" office:value="13773">
            <text:p>13773</text:p>
          </table:table-cell>
          <table:table-cell/>
          <table:table-cell table:formula="of:=[.E60]/[.F60]*1000" office:value-type="float" office:value="0.323821970522036">
            <text:p>0,32382197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">
            <text:p>0,2</text:p>
          </table:table-cell>
          <table:table-cell office:value-type="float" office:value="3419">
            <text:p>3419</text:p>
          </table:table-cell>
          <table:table-cell/>
          <table:table-cell table:formula="of:=[.E61]/[.F61]*1000" office:value-type="float" office:value="0.0584966364434045">
            <text:p>0,058496636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2">
            <text:p>0,12</text:p>
          </table:table-cell>
          <table:table-cell office:value-type="float" office:value="2614">
            <text:p>2614</text:p>
          </table:table-cell>
          <table:table-cell/>
          <table:table-cell table:formula="of:=[.E62]/[.F62]*1000" office:value-type="float" office:value="0.0459066564651875">
            <text:p>0,045906656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14">
            <text:p>1,14</text:p>
          </table:table-cell>
          <table:table-cell office:value-type="float" office:value="8054">
            <text:p>8054</text:p>
          </table:table-cell>
          <table:table-cell/>
          <table:table-cell table:formula="of:=[.E63]/[.F63]*1000" office:value-type="float" office:value="0.141544574124659">
            <text:p>0,14154457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34">
            <text:p>1,34</text:p>
          </table:table-cell>
          <table:table-cell office:value-type="float" office:value="8455">
            <text:p>8455</text:p>
          </table:table-cell>
          <table:table-cell/>
          <table:table-cell table:formula="of:=[.E64]/[.F64]*1000" office:value-type="float" office:value="0.158486102897694">
            <text:p>0,158486102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8">
            <text:p>0,58</text:p>
          </table:table-cell>
          <table:table-cell office:value-type="float" office:value="5609">
            <text:p>5609</text:p>
          </table:table-cell>
          <table:table-cell/>
          <table:table-cell table:formula="of:=[.E65]/[.F65]*1000" office:value-type="float" office:value="0.103405241576039">
            <text:p>0,10340524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5">
            <text:p>0,65</text:p>
          </table:table-cell>
          <table:table-cell office:value-type="float" office:value="6217">
            <text:p>6217</text:p>
          </table:table-cell>
          <table:table-cell/>
          <table:table-cell table:formula="of:=[.E66]/[.F66]*1000" office:value-type="float" office:value="0.104552034743445">
            <text:p>0,10455203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9">
            <text:p>0,29</text:p>
          </table:table-cell>
          <table:table-cell office:value-type="float" office:value="4230">
            <text:p>4230</text:p>
          </table:table-cell>
          <table:table-cell/>
          <table:table-cell table:formula="of:=[.E67]/[.F67]*1000" office:value-type="float" office:value="0.0685579196217494">
            <text:p>0,068557919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3">
            <text:p>0,23</text:p>
          </table:table-cell>
          <table:table-cell office:value-type="float" office:value="3548">
            <text:p>3548</text:p>
          </table:table-cell>
          <table:table-cell/>
          <table:table-cell table:formula="of:=[.E68]/[.F68]*1000" office:value-type="float" office:value="0.0648252536640361">
            <text:p>0,06482525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54">
            <text:p>2,54</text:p>
          </table:table-cell>
          <table:table-cell office:value-type="float" office:value="11430">
            <text:p>11430</text:p>
          </table:table-cell>
          <table:table-cell/>
          <table:table-cell table:formula="of:=[.E69]/[.F69]*1000" office:value-type="float" office:value="0.222222222222222">
            <text:p>0,22222222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8.41">
            <text:p>18,41</text:p>
          </table:table-cell>
          <table:table-cell office:value-type="float" office:value="22871">
            <text:p>22871</text:p>
          </table:table-cell>
          <table:table-cell/>
          <table:table-cell table:formula="of:=[.E70]/[.F70]*1000" office:value-type="float" office:value="0.804949499366009">
            <text:p>0,8049494994</text:p>
          </table:table-cell>
          <table:table-cell table:number-columns-repeated="4"/>
        </table:table-row>
        <table:table-row table:style-name="ro2">
          <table:table-cell office:value-type="string">
            <text:p>More interface opt in births</text:p>
          </table:table-cell>
          <table:table-cell table:number-columns-repeated="3"/>
          <table:table-cell office:value-type="float" office:value="1.43">
            <text:p>1,43</text:p>
          </table:table-cell>
          <table:table-cell office:value-type="float" office:value="11591">
            <text:p>11591</text:p>
          </table:table-cell>
          <table:table-cell/>
          <table:table-cell table:formula="of:=[.E71]/[.F71]*1000" office:value-type="float" office:value="0.123371581399362">
            <text:p>0,12337158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2">
            <text:p>0,12</text:p>
          </table:table-cell>
          <table:table-cell office:value-type="float" office:value="2942">
            <text:p>2942</text:p>
          </table:table-cell>
          <table:table-cell/>
          <table:table-cell table:formula="of:=[.E72]/[.F72]*1000" office:value-type="float" office:value="0.0407885791978246">
            <text:p>0,040788579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4450">
            <text:p>4450</text:p>
          </table:table-cell>
          <table:table-cell/>
          <table:table-cell table:formula="of:=[.E73]/[.F73]*1000" office:value-type="float" office:value="0.0584269662921348">
            <text:p>0,058426966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29">
            <text:p>1,29</text:p>
          </table:table-cell>
          <table:table-cell office:value-type="float" office:value="9798">
            <text:p>9798</text:p>
          </table:table-cell>
          <table:table-cell/>
          <table:table-cell table:formula="of:=[.E74]/[.F74]*1000" office:value-type="float" office:value="0.1316595223515">
            <text:p>0,131659522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2">
            <text:p>0,62</text:p>
          </table:table-cell>
          <table:table-cell office:value-type="float" office:value="6732">
            <text:p>6732</text:p>
          </table:table-cell>
          <table:table-cell/>
          <table:table-cell table:formula="of:=[.E75]/[.F75]*1000" office:value-type="float" office:value="0.0920974450386215">
            <text:p>0,09209744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45">
            <text:p>0,45</text:p>
          </table:table-cell>
          <table:table-cell office:value-type="float" office:value="5809">
            <text:p>5809</text:p>
          </table:table-cell>
          <table:table-cell/>
          <table:table-cell table:formula="of:=[.E76]/[.F76]*1000" office:value-type="float" office:value="0.07746600103288">
            <text:p>0,07746600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2">
            <text:p>0,82</text:p>
          </table:table-cell>
          <table:table-cell office:value-type="float" office:value="8030">
            <text:p>8030</text:p>
          </table:table-cell>
          <table:table-cell/>
          <table:table-cell table:formula="of:=[.E77]/[.F77]*1000" office:value-type="float" office:value="0.102117061021171">
            <text:p>0,10211706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4">
            <text:p>0,64</text:p>
          </table:table-cell>
          <table:table-cell office:value-type="float" office:value="7010">
            <text:p>7010</text:p>
          </table:table-cell>
          <table:table-cell/>
          <table:table-cell table:formula="of:=[.E78]/[.F78]*1000" office:value-type="float" office:value="0.0912981455064194">
            <text:p>0,091298145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7">
            <text:p>1,07</text:p>
          </table:table-cell>
          <table:table-cell office:value-type="float" office:value="9026">
            <text:p>9026</text:p>
          </table:table-cell>
          <table:table-cell/>
          <table:table-cell table:formula="of:=[.E79]/[.F79]*1000" office:value-type="float" office:value="0.118546421449147">
            <text:p>0,11854642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.48">
            <text:p>7,48</text:p>
          </table:table-cell>
          <table:table-cell office:value-type="float" office:value="20340">
            <text:p>20340</text:p>
          </table:table-cell>
          <table:table-cell/>
          <table:table-cell table:formula="of:=[.E80]/[.F80]*1000" office:value-type="float" office:value="0.367748279252704">
            <text:p>0,36774827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2">
            <text:p>0,32</text:p>
          </table:table-cell>
          <table:table-cell office:value-type="float" office:value="4864">
            <text:p>4864</text:p>
          </table:table-cell>
          <table:table-cell/>
          <table:table-cell table:formula="of:=[.E81]/[.F81]*1000" office:value-type="float" office:value="0.0657894736842105">
            <text:p>0,0657894737</text:p>
          </table:table-cell>
          <table:table-cell table:number-columns-repeated="4"/>
        </table:table-row>
        <table:table-row table:style-name="ro2">
          <table:table-cell office:value-type="string">
            <text:p>Interface for parents deadChildList</text:p>
          </table:table-cell>
          <table:table-cell table:number-columns-repeated="3"/>
          <table:table-cell office:value-type="float" office:value="0.17">
            <text:p>0,17</text:p>
          </table:table-cell>
          <table:table-cell office:value-type="float" office:value="5001">
            <text:p>5001</text:p>
          </table:table-cell>
          <table:table-cell/>
          <table:table-cell table:formula="of:=[.E82]/[.F82]*1000" office:value-type="float" office:value="0.0339932013597281">
            <text:p>0,03399320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6">
            <text:p>0,36</text:p>
          </table:table-cell>
          <table:table-cell office:value-type="float" office:value="7324">
            <text:p>7324</text:p>
          </table:table-cell>
          <table:table-cell/>
          <table:table-cell table:formula="of:=[.E83]/[.F83]*1000" office:value-type="float" office:value="0.0491534680502458">
            <text:p>0,049153468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8">
            <text:p>0,18</text:p>
          </table:table-cell>
          <table:table-cell office:value-type="float" office:value="4374">
            <text:p>4374</text:p>
          </table:table-cell>
          <table:table-cell/>
          <table:table-cell table:formula="of:=[.E84]/[.F84]*1000" office:value-type="float" office:value="0.0411522633744856">
            <text:p>0,041152263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86">
            <text:p>0,86</text:p>
          </table:table-cell>
          <table:table-cell office:value-type="float" office:value="11869">
            <text:p>11869</text:p>
          </table:table-cell>
          <table:table-cell/>
          <table:table-cell table:formula="of:=[.E85]/[.F85]*1000" office:value-type="float" office:value="0.0724576628191086">
            <text:p>0,072457662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79">
            <text:p>4,79</text:p>
          </table:table-cell>
          <table:table-cell office:value-type="float" office:value="22604">
            <text:p>22604</text:p>
          </table:table-cell>
          <table:table-cell/>
          <table:table-cell table:formula="of:=[.E86]/[.F86]*1000" office:value-type="float" office:value="0.211909396566979">
            <text:p>0,2119093966</text:p>
          </table:table-cell>
          <table:table-cell table:number-columns-repeated="4"/>
        </table:table-row>
        <table:table-row table:style-name="ro2">
          <table:table-cell office:value-type="string">
            <text:p>Next for children deaths</text:p>
          </table:table-cell>
          <table:table-cell table:number-columns-repeated="3"/>
          <table:table-cell office:value-type="float" office:value="0.71">
            <text:p>0,71</text:p>
          </table:table-cell>
          <table:table-cell office:value-type="float" office:value="10099">
            <text:p>10099</text:p>
          </table:table-cell>
          <table:table-cell/>
          <table:table-cell table:formula="of:=[.E87]/[.F87]*1000" office:value-type="float" office:value="0.0703039904941083">
            <text:p>0,0703039905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8">
            <text:p>0,08</text:p>
          </table:table-cell>
          <table:table-cell office:value-type="float" office:value="3213">
            <text:p>3213</text:p>
          </table:table-cell>
          <table:table-cell/>
          <table:table-cell table:formula="of:=[.E88]/[.F88]*1000" office:value-type="float" office:value="0.0248988484282602">
            <text:p>0,02489884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06">
            <text:p>1,06</text:p>
          </table:table-cell>
          <table:table-cell office:value-type="float" office:value="12215">
            <text:p>12215</text:p>
          </table:table-cell>
          <table:table-cell/>
          <table:table-cell table:formula="of:=[.E89]/[.F89]*1000" office:value-type="float" office:value="0.0867785509619321">
            <text:p>0,08677855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86">
            <text:p>1,86</text:p>
          </table:table-cell>
          <table:table-cell office:value-type="float" office:value="15909">
            <text:p>15909</text:p>
          </table:table-cell>
          <table:table-cell/>
          <table:table-cell table:formula="of:=[.E90]/[.F90]*1000" office:value-type="float" office:value="0.116914953799736">
            <text:p>0,116914953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1.57">
            <text:p>11,57</text:p>
          </table:table-cell>
          <table:table-cell office:value-type="float" office:value="32892">
            <text:p>32892</text:p>
          </table:table-cell>
          <table:table-cell/>
          <table:table-cell table:formula="of:=[.E91]/[.F91]*1000" office:value-type="float" office:value="0.351757266204548">
            <text:p>0,351757266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.19">
            <text:p>4,19</text:p>
          </table:table-cell>
          <table:table-cell office:value-type="float" office:value="21165">
            <text:p>21165</text:p>
          </table:table-cell>
          <table:table-cell/>
          <table:table-cell table:formula="of:=[.E92]/[.F92]*1000" office:value-type="float" office:value="0.197968343964092">
            <text:p>0,1979683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6">
            <text:p>0,26</text:p>
          </table:table-cell>
          <table:table-cell office:value-type="float" office:value="6075">
            <text:p>6075</text:p>
          </table:table-cell>
          <table:table-cell/>
          <table:table-cell table:formula="of:=[.E93]/[.F93]*1000" office:value-type="float" office:value="0.042798353909465">
            <text:p>0,042798353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32">
            <text:p>0,32</text:p>
          </table:table-cell>
          <table:table-cell office:value-type="float" office:value="7213">
            <text:p>7213</text:p>
          </table:table-cell>
          <table:table-cell/>
          <table:table-cell table:formula="of:=[.E94]/[.F94]*1000" office:value-type="float" office:value="0.0443643421599889">
            <text:p>0,04436434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8">
            <text:p>0,18</text:p>
          </table:table-cell>
          <table:table-cell office:value-type="float" office:value="5091">
            <text:p>5091</text:p>
          </table:table-cell>
          <table:table-cell/>
          <table:table-cell table:formula="of:=[.E95]/[.F95]*1000" office:value-type="float" office:value="0.0353565114908662">
            <text:p>0,0353565115</text:p>
          </table:table-cell>
          <table:table-cell table:number-columns-repeated="4"/>
        </table:table-row>
        <table:table-row table:style-name="ro2">
          <table:table-cell office:value-type="string">
            <text:p>births opt</text:p>
          </table:table-cell>
          <table:table-cell table:number-columns-repeated="3"/>
          <table:table-cell office:value-type="float" office:value="0.42">
            <text:p>0,42</text:p>
          </table:table-cell>
          <table:table-cell office:value-type="float" office:value="8340">
            <text:p>8340</text:p>
          </table:table-cell>
          <table:table-cell/>
          <table:table-cell table:formula="of:=[.E96]/[.F96]*1000" office:value-type="float" office:value="0.0503597122302158">
            <text:p>0,05035971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71">
            <text:p>2,71</text:p>
          </table:table-cell>
          <table:table-cell office:value-type="float" office:value="18612">
            <text:p>18612</text:p>
          </table:table-cell>
          <table:table-cell/>
          <table:table-cell table:formula="of:=[.E97]/[.F97]*1000" office:value-type="float" office:value="0.145604986030518">
            <text:p>0,14560498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.62">
            <text:p>10,62</text:p>
          </table:table-cell>
          <table:table-cell office:value-type="float" office:value="31983">
            <text:p>31983</text:p>
          </table:table-cell>
          <table:table-cell/>
          <table:table-cell table:formula="of:=[.E98]/[.F98]*1000" office:value-type="float" office:value="0.332051402307476">
            <text:p>0,3320514023</text:p>
          </table:table-cell>
          <table:table-cell table:number-columns-repeated="4"/>
        </table:table-row>
        <table:table-row table:style-name="ro2">
          <table:table-cell office:value-type="string">
            <text:p>shorted alive in births</text:p>
          </table:table-cell>
          <table:table-cell table:number-columns-repeated="3"/>
          <table:table-cell office:value-type="float" office:value="2.43">
            <text:p>2,43</text:p>
          </table:table-cell>
          <table:table-cell office:value-type="float" office:value="18044">
            <text:p>18044</text:p>
          </table:table-cell>
          <table:table-cell/>
          <table:table-cell table:formula="of:=[.E99]/[.F99]*1000" office:value-type="float" office:value="0.134670804699623">
            <text:p>0,134670804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.48">
            <text:p>1,48</text:p>
          </table:table-cell>
          <table:table-cell office:value-type="float" office:value="15495">
            <text:p>15495</text:p>
          </table:table-cell>
          <table:table-cell/>
          <table:table-cell table:formula="of:=[.E100]/[.F100]*1000" office:value-type="float" office:value="0.095514682155534">
            <text:p>0,09551468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87">
            <text:p>2,87</text:p>
          </table:table-cell>
          <table:table-cell office:value-type="float" office:value="19171">
            <text:p>19171</text:p>
          </table:table-cell>
          <table:table-cell/>
          <table:table-cell table:formula="of:=[.E101]/[.F101]*1000" office:value-type="float" office:value="0.149705284022743">
            <text:p>0,14970528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.64">
            <text:p>9,64</text:p>
          </table:table-cell>
          <table:table-cell office:value-type="float" office:value="31709">
            <text:p>31709</text:p>
          </table:table-cell>
          <table:table-cell/>
          <table:table-cell table:formula="of:=[.E102]/[.F102]*1000" office:value-type="float" office:value="0.304014633069476">
            <text:p>0,304014633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63">
            <text:p>0,63</text:p>
          </table:table-cell>
          <table:table-cell office:value-type="float" office:value="10005">
            <text:p>10005</text:p>
          </table:table-cell>
          <table:table-cell/>
          <table:table-cell table:formula="of:=[.E103]/[.F103]*1000" office:value-type="float" office:value="0.0629685157421289">
            <text:p>0,062968515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">
            <text:p>0,17</text:p>
          </table:table-cell>
          <table:table-cell office:value-type="float" office:value="5224">
            <text:p>5224</text:p>
          </table:table-cell>
          <table:table-cell/>
          <table:table-cell table:formula="of:=[.E104]/[.F104]*1000" office:value-type="float" office:value="0.032542113323124">
            <text:p>0,032542113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53">
            <text:p>0,53</text:p>
          </table:table-cell>
          <table:table-cell office:value-type="float" office:value="9153">
            <text:p>9153</text:p>
          </table:table-cell>
          <table:table-cell/>
          <table:table-cell table:formula="of:=[.E105]/[.F105]*1000" office:value-type="float" office:value="0.0579045121817983">
            <text:p>0,05790451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2">
            <text:p>0,2</text:p>
          </table:table-cell>
          <table:table-cell office:value-type="float" office:value="5547">
            <text:p>5547</text:p>
          </table:table-cell>
          <table:table-cell/>
          <table:table-cell table:formula="of:=[.E106]/[.F106]*1000" office:value-type="float" office:value="0.0360555255092843">
            <text:p>0,0360555255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28.11.2021</text:date>, <text:time>18:41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7T21:13:12.72</meta:creation-date>
    <dc:date>2021-11-28T18:41:51.52</dc:date>
    <meta:editing-duration>PT8H30M2S</meta:editing-duration>
    <meta:editing-cycles>7</meta:editing-cycles>
    <meta:generator>OpenOffice/4.1.7$Win32 OpenOffice.org_project/417m1$Build-9800</meta:generator>
    <meta:document-statistic meta:table-count="3" meta:cell-count="2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79cm" xlink:href=".." xlink:type="simple" chart:class="chart:line" chart:style-name="ch1">
        <chart:legend chart:legend-position="end" svg:x="12.966cm" svg:y="4.177cm" style:legend-expansion="high" chart:style-name="ch2"/>
        <chart:plot-area chart:style-name="ch3" table:cell-range-address="Arkusz1.H15:Arkusz1.H115" svg:x="0.77cm" svg:y="0.851cm" svg:width="11.556cm" svg:height="7.529cm">
          <chartooo:coordinate-region svg:x="1.497cm" svg:y="1.063cm" svg:width="10.655cm" svg:height="6.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H15:Arkusz1.H115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0281448602845">
                <text:p>1.70281448602845</text:p>
                <draw:g>
                  <svg:desc>Arkusz1.H15:Arkusz1.H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855354659249">
                <text:p>0.158553546592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160621761658">
                <text:p>0.233160621761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5162811587694">
                <text:p>0.175162811587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467727674624">
                <text:p>0.141467727674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6211453744493">
                <text:p>0.176211453744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32784184514">
                <text:p>0.18327841845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1110065851364">
                <text:p>0.141110065851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5825269560409">
                <text:p>0.295825269560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61067648412333">
                <text:p>0.161067648412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5674947044098">
                <text:p>0.215674947044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6130732735899">
                <text:p>0.216130732735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0622568093385">
                <text:p>0.120622568093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785021342646">
                <text:p>0.201785021342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1130221130221">
                <text:p>0.221130221130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53245574216977">
                <text:p>0.09532455742169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8783845800826">
                <text:p>0.348783845800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3402541059808">
                <text:p>0.2634025410598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597765363128">
                <text:p>0.167597765363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8728908886389">
                <text:p>0.1687289088863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0497357786758">
                <text:p>0.200497357786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2232648438764">
                <text:p>0.202232648438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36084452975">
                <text:p>0.122360844529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4821428571429">
                <text:p>0.43482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0499603489294">
                <text:p>0.1704996034892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82422155259">
                <text:p>0.2482422155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4318376679051">
                <text:p>0.1143183766790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1260170668783">
                <text:p>0.351260170668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1978059650326">
                <text:p>0.191978059650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5471594043023">
                <text:p>0.1654715940430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7986191024166">
                <text:p>0.0747986191024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486438886932">
                <text:p>0.21486438886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1196319018405">
                <text:p>0.1111963190184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843621399177">
                <text:p>0.0658436213991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59824046920821">
                <text:p>0.06598240469208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7663870767319">
                <text:p>0.077663870767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357506988982">
                <text:p>0.146357506988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2223786726744">
                <text:p>0.2722237867267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22199383350463">
                <text:p>0.822199383350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1971020055657">
                <text:p>0.261971020055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3582966226138">
                <text:p>0.0763582966226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799451625539">
                <text:p>0.103799451625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40151242347857">
                <text:p>0.0540151242347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7811281518066">
                <text:p>0.08578112815180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6704212660509">
                <text:p>0.166704212660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3821970522036">
                <text:p>0.3238219705220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4966364434045">
                <text:p>0.0584966364434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59066564651875">
                <text:p>0.0459066564651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41544574124659">
                <text:p>0.1415445741246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8486102897694">
                <text:p>0.1584861028976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3405241576039">
                <text:p>0.1034052415760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4552034743445">
                <text:p>0.104552034743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85579196217494">
                <text:p>0.0685579196217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48252536640361">
                <text:p>0.06482525366403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04949499366009">
                <text:p>0.804949499366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3371581399362">
                <text:p>0.123371581399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7885791978246">
                <text:p>0.04078857919782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84269662921348">
                <text:p>0.05842696629213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16595223515">
                <text:p>0.1316595223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920974450386215">
                <text:p>0.09209744503862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746600103288">
                <text:p>0.077466001032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2117061021171">
                <text:p>0.102117061021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12981455064194">
                <text:p>0.0912981455064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8546421449147">
                <text:p>0.1185464214491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67748279252704">
                <text:p>0.3677482792527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57894736842105">
                <text:p>0.0657894736842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39932013597281">
                <text:p>0.03399320135972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91534680502458">
                <text:p>0.04915346805024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11522633744856">
                <text:p>0.0411522633744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24576628191086">
                <text:p>0.07245766281910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1909396566979">
                <text:p>0.2119093965669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03039904941083">
                <text:p>0.07030399049410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8988484282602">
                <text:p>0.02489884842826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67785509619321">
                <text:p>0.08677855096193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6914953799736">
                <text:p>0.1169149537997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1757266204548">
                <text:p>0.3517572662045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7968343964092">
                <text:p>0.1979683439640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2798353909465">
                <text:p>0.042798353909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43643421599889">
                <text:p>0.0443643421599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53565114908662">
                <text:p>0.03535651149086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03597122302158">
                <text:p>0.0503597122302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5604986030518">
                <text:p>0.1456049860305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2051402307476">
                <text:p>0.332051402307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4670804699623">
                <text:p>0.1346708046996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5514682155534">
                <text:p>0.0955146821555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9705284022743">
                <text:p>0.1497052840227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4014633069476">
                <text:p>0.3040146330694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29685157421289">
                <text:p>0.06296851574212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2542113323124">
                <text:p>0.0325421133231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79045121817983">
                <text:p>0.05790451218179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0555255092843">
                <text:p>0.03605552550928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